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2023-04-11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2020-03-03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2014-03-11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2011-03-01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2008-02-25 2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6288" calcext:value-type="float">
            <text:p>67.83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2005-02-08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2002-01-29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3976" calcext:value-type="float">
            <text:p>63.05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1999-05-05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1990-04-24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1989-04-13 0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1988-04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0904" calcext:value-type="float">
            <text:p>52.1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1987-04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1986-03-25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1985-03-29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1984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1983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5712" calcext:value-type="float">
            <text:p>54.8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1982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1981-03-31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1980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1979-03-28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1978-04-04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0856" calcext:value-type="float">
            <text:p>49.5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1977-04-07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1976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1975-03-3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1974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1973-04-19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1972-04-14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58093370101</text:p>
          </table:table-cell>
          <table:table-cell office:value-type="string" calcext:value-type="string">
            <text:p>1971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